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====</text:span></text:p>
      <text:p text:style-name="P1"><text:span text:style-name="T1"><text:tab/><text:tab/>Steps for DEveloping Python Database Communication Applications</text:span></text:p>
      <text:p text:style-name="P1"><text:span text:style-name="T1"><text:tab/><text:tab/>=========================================================</text:span></text:p>
      <text:p text:style-name="P1"><text:span text:style-name="T1">Phase</text:span></text:p>
      <text:p text:style-name="P1"><text:span text:style-name="T1">-----------</text:span></text:p>
      <text:p text:style-name="P1"><text:span text:style-name="T1">1. import Appropriate Database related Module <text:s/></text:span></text:p>
      <text:p text:style-name="P1"><text:span text:style-name="T1">2. Python Program must get the connection From DB Software ( connect () )</text:span></text:p>
      <text:p text:style-name="P1"><text:span text:style-name="T1">3. Create an object of Cursor ( cursor() )</text:span></text:p>
      <text:p text:style-name="P1"><text:span text:style-name="T1">4.Prepare the Query, place it into object of cursor and execute the Query in DB( execute() )</text:span></text:p>
      <text:p text:style-name="P1"><text:span text:style-name="T1">5. Process the Query Result coming from DB </text:span></text:p>
      <text:p text:style-name="P1"><text:span text:style-name="T1">6. Close the connection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Explanation about steps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1. import Appropriate Database related Module <text:s/>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o do any Database Operations, we must First import appropriate Database related module.</text:span></text:p>
      <text:p text:style-name="P1"><text:span text:style-name="T1">Example:- To do any operation with Oracle DB, we first import cx_Oracle module</text:span></text:p>
      <text:p text:style-name="P1"><text:span text:style-name="T1"><text:tab/><text:tab/><text:tab/><text:tab/>import cx_Oracle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2. Python Program must get the connection From DB Software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If a Python Program want to communicate with any DB software, we must get the </text:span></text:p>
      <text:p text:style-name="P1"><text:span text:style-name="T1"><text:s text:c="3"/>connection by passing Connection URL.</text:span></text:p>
      <text:p text:style-name="P1"><text:span text:style-name="T1">=&gt;To get the connection from any database, we must use connect() present Appropriate </text:span></text:p>
      <text:p text:style-name="P1"><text:soft-page-break/><text:span text:style-name="T1"><text:s text:c="4"/>Database related Module <text:s/></text:span></text:p>
      <text:p text:style-name="P1"><text:span text:style-name="T1">=&gt;Syntax:- <text:s text:c="12"/>varname=DataBaseModuleName.connect("Connection URL")</text:span></text:p>
      <text:p text:style-name="P1"><text:span text:style-name="T1"><text:tab/>Here var name is an object of Connection class which is present ant Database Module</text:span></text:p>
      <text:p text:style-name="P2"/>
      <text:p text:style-name="P1"><text:span text:style-name="T1">=&gt;Examples: <text:s/>Get the connection MYSQL Db from Python Program</text:span></text:p>
      <text:p text:style-name="P1"><text:span text:style-name="T1"><text:tab/><text:tab/><text:tab/><text:tab/>conobj=mysql.connector.connect("Connection URL")<text:tab/></text:span></text:p>
      <text:p text:style-name="P2"/>
      <text:p text:style-name="P1"><text:span text:style-name="T1">=&gt;In the case of MYSQL,Connection URL represents<text:tab/><text:tab/><text:tab/><text:tab/><text:tab/><text:tab/><text:tab/><text:tab/><text:tab/><text:tab/><text:tab/>host="DNS",user="User Name of MySQL",passwd="Password of MySQL</text:span></text:p>
      <text:p text:style-name="P1"><text:span text:style-name="T1"><text:tab/><text:tab/><text:tab/><text:tab/><text:tab/><text:tab/><text:tab/><text:tab/><text:tab/><text:tab/><text:tab/><text:tab/><text:tab/>(OR)</text:span></text:p>
      <text:p text:style-name="P1"><text:span text:style-name="T1"><text:tab/><text:tab/><text:tab/>host="127.0.0.1",user="User Name of MySQL",passwd="Password of MySQL</text:span></text:p>
      <text:p text:style-name="P1"><text:span text:style-name="T1"><text:tab/><text:tab/><text:tab/></text:span></text:p>
      <text:p text:style-name="P1"><text:span text:style-name="T1"><text:tab/><text:tab/><text:tab/><text:tab/>conobj=mysql.connector.connect(host="localhost",</text:span></text:p>
      <text:p text:style-name="P1"><text:span text:style-name="T1"><text:tab/><text:tab/><text:tab/><text:tab/><text:tab/><text:tab/><text:tab/><text:tab/><text:tab/><text:tab/><text:tab/>user="root",</text:span></text:p>
      <text:p text:style-name="P1"><text:span text:style-name="T1"><text:tab/><text:tab/><text:tab/><text:tab/><text:tab/><text:tab/><text:tab/><text:tab/><text:tab/><text:tab/><text:tab/>passwd="root")</text:span></text:p>
      <text:p text:style-name="P1"><text:span text:style-name="T1"><text:tab/><text:tab/><text:tab/><text:tab/><text:tab/><text:tab/><text:tab/>(OR)</text:span></text:p>
      <text:p text:style-name="P1"><text:span text:style-name="T1"><text:tab/><text:tab/><text:tab/><text:tab/>conobj=mysql.connector.connect(host="127.0.0.1",</text:span></text:p>
      <text:p text:style-name="P1"><text:span text:style-name="T1"><text:tab/><text:tab/><text:tab/><text:tab/><text:tab/><text:tab/><text:tab/><text:tab/><text:tab/><text:tab/><text:tab/>user="root",</text:span></text:p>
      <text:p text:style-name="P1"><text:span text:style-name="T1"><text:tab/><text:tab/><text:tab/><text:tab/><text:tab/><text:tab/><text:tab/><text:tab/><text:tab/><text:tab/><text:tab/>passwd="root")</text:span></text:p>
      <text:p text:style-name="P1"><text:span text:style-name="T1">=&gt;Here conobj is an object of &lt;class, 'mysql.connector.Connection'&gt;</text:span></text:p>
      <text:p text:style-name="P1"><text:span text:style-name="T1">=&gt;If we enter wrong Connection URL details then we get DatabaseError as Exception.</text:span></text:p>
      <text:p text:style-name="P1"><text:span text:style-name="T1">----------------------------------------------------------------------------------------------------------------------------------</text:span></text:p>
      <text:p text:style-name="P1"><text:span text:style-name="T1">Def. of DNS(Domain Naming Service):- It is the name of Physical Machine where Database </text:span></text:p>
      <text:p text:style-name="P1"><text:span text:style-name="T1"><text:s text:c="65"/>Software Installed.</text:span></text:p>
      <text:p text:style-name="P1"><text:span text:style-name="T1"><text:tab/><text:tab/><text:tab/><text:tab/><text:tab/><text:tab/><text:tab/> The Default DNS of Every Computer is "localhost"</text:span></text:p>
      <text:p text:style-name="P2"/>
      <text:p text:style-name="P1"><text:span text:style-name="T1">Def of IP Address(Internet Protocol Address):-It is the Address of Physical Machine where<text:tab/><text:tab/><text:tab/><text:tab/><text:tab/><text:tab/><text:tab/><text:tab/><text:tab/><text:tab/>Database Software Installed.</text:span></text:p>
      <text:p text:style-name="P1"><text:soft-page-break/><text:span text:style-name="T1"><text:tab/><text:tab/><text:tab/><text:tab/><text:tab/><text:tab/><text:tab/><text:tab/><text:tab/>The default IP Address of Every Computer is 127.0.0.1 ( also called Loop Back Address)</text:span></text:p>
      <text:p text:style-name="P2"/>
      <text:p text:style-name="P1"><text:span text:style-name="T1">-----------------------------------------------------------------------------------------------------------------------------------</text:span></text:p>
      <text:p text:style-name="P1"><text:span text:style-name="T1">3. Create an object of Cursor</text:span></text:p>
      <text:p text:style-name="P1"><text:span text:style-name="T1">----------------------------------------------------------------------------------------------------------------------------------</text:span></text:p>
      <text:p text:style-name="P1"><text:span text:style-name="T1">=&gt;The purpose of Creating an object of Cursor <text:s/>is that "To carry Python Program Request OR <text:s/>Query to the Database Software and Bring Results of Database Software to Python Program.</text:span></text:p>
      <text:p text:style-name="P1"><text:span text:style-name="T1">=&gt;To create an object of cursor, we use cursor() which is present in Connection Class / object.</text:span></text:p>
      <text:p text:style-name="P1"><text:span text:style-name="T1"><text:tab/>=&gt;Syntax: <text:s text:c="5"/>varname=conobj.cursor()<text:tab/></text:span></text:p>
      <text:p text:style-name="P1"><text:span text:style-name="T1">=&gt;Here varname is an object of &lt;class, 'mysql.connector.Cursor '&gt;</text:span></text:p>
      <text:p text:style-name="P1"><text:span text:style-name="T1"><text:tab/>Example: <text:s text:c="4"/>cur=conobj.cursor()</text:span></text:p>
      <text:p text:style-name="P1"><text:span text:style-name="T1">--------------------------------------------------------------------------------------------------------------</text:span></text:p>
      <text:p text:style-name="P1"><text:span text:style-name="T1">4. Prepare the Query , place it into object of cursor and execute the Query in DB</text:span></text:p>
      <text:p text:style-name="P1"><text:span text:style-name="T1">--------------------------------------------------------------------------------------------------------------</text:span></text:p>
      <text:p text:style-name="P1"><text:span text:style-name="T1">=&gt;Query is a Request or Question given by Python Program to the Database Software.</text:span></text:p>
      <text:p text:style-name="P1"><text:span text:style-name="T1">=&gt;The Query Must send to Database software through an object of cursor.</text:span></text:p>
      <text:p text:style-name="P1"><text:span text:style-name="T1">=&gt;To Execute the Query, we use execute() which is present in &lt;class, cx_Oracle.Cursor'&gt;</text:span></text:p>
      <text:p text:style-name="P1"><text:span text:style-name="T1">=&gt;Syntax: <text:s text:c="12"/>curobj.execute("Query")</text:span></text:p>
      <text:p text:style-name="P1"><text:span text:style-name="T1">=&gt;Here Query can be either <text:s/>DDL , DML and DRL</text:span></text:p>
      <text:p text:style-name="P1"><text:span text:style-name="T1">------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429" meta:character-count="4523" meta:non-whitespace-character-count="3907"/>
    <meta:generator>LibreOfficeDev/6.0.5.2$Linux_X86_64 LibreOffice_project/</meta:generator>
  </office:meta>
</office:document-meta>
</file>